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officeooo:rsid="00142699" officeooo:paragraph-rsid="00142699"/>
    </style:style>
    <style:style style:name="P2" style:family="paragraph" style:parent-style-name="Standard">
      <style:paragraph-properties fo:margin-left="0in" fo:margin-top="0in" fo:margin-bottom="0in" style:contextual-spacing="false" fo:line-height="150%" fo:text-indent="0in" style:auto-text-indent="false"/>
      <style:text-properties officeooo:rsid="00142699" officeooo:paragraph-rsid="00142699"/>
    </style:style>
    <style:style style:name="P3" style:family="paragraph" style:parent-style-name="Standard" style:list-style-name="L1">
      <style:paragraph-properties fo:line-height="150%"/>
      <style:text-properties officeooo:rsid="00142699" officeooo:paragraph-rsid="0014269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e raportti, jossa kerrot</text:p>
      <text:list text:style-name="L1">
        <text:list-item>
          <text:p text:style-name="P3">miksi päädyit tähän työhön</text:p>
        </text:list-item>
        <text:list-item>
          <text:p text:style-name="P3">mitä ohjelmia käytit</text:p>
        </text:list-item>
        <text:list-item>
          <text:p text:style-name="P3">miten rakensit toiminnallisuuden</text:p>
        </text:list-item>
        <text:list-item>
          <text:p text:style-name="P3">miten etenit, mitä haasteita kohtasit ja miten ne ratkaisit</text:p>
        </text:list-item>
        <text:list-item>
          <text:p text:style-name="P3">miten kehittäisit eteenpäin</text:p>
        </text:list-item>
      </text:list>
      <text:p text:style-name="P1">Fokus siinä, että myyt osaamistasi yrityksille</text:p>
      <text:p text:style-name="P2">t. Mar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21:33:32.169318656</meta:creation-date>
    <dc:date>2024-01-25T00:02:24.697429341</dc:date>
    <meta:editing-duration>PT2H28M53S</meta:editing-duration>
    <meta:editing-cycles>1</meta:editing-cycles>
    <meta:document-statistic meta:table-count="0" meta:image-count="0" meta:object-count="0" meta:page-count="1" meta:paragraph-count="8" meta:word-count="39" meta:character-count="249" meta:non-whitespace-character-count="223"/>
    <meta:generator>LibreOffice/7.6.4.1$Linux_X86_64 LibreOffice_project/60$Build-1</meta:generator>
  </office:meta>
</office:document-meta>
</file>